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uhaus 93" svg:font-family="'Bauhaus 93'" style:font-family-generic="decorative" style:font-pitch="variable"/>
    <style:font-face style:name="Berlin Sans FB" svg:font-family="'Berlin Sans FB'" style:font-family-generic="swiss" style:font-pitch="variable"/>
    <style:font-face style:name="Cascadia Code SemiBold" svg:font-family="'Cascadia Code SemiBold'" style:font-family-generic="modern" style:font-pitch="fixed"/>
    <style:font-face style:name="Cascadia Mono SemiBold" svg:font-family="'Cascadia Mono SemiBold'" style:font-family-generic="modern" style:font-pitch="fixed"/>
    <style:font-face style:name="Dubai Medium" svg:font-family="'Dubai Medium'" style:font-family-generic="swiss" style:font-pitch="variable"/>
    <style:font-face style:name="Eras Bold ITC" svg:font-family="'Eras Bold ITC'" style:font-family-generic="swiss" style:font-pitch="variable"/>
    <style:font-face style:name="Franklin Gothic Heavy" svg:font-family="'Franklin Gothic Heavy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Source Sans Pro Black" svg:font-family="'Source Sans Pro Black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8bb1c5" draw:textarea-horizontal-align="center" draw:textarea-vertical-align="middle" fo:min-height="3.56cm" draw:shadow="hidden"/>
      <style:paragraph-properties style:writing-mode="lr-tb"/>
    </style:style>
    <style:style style:name="P1" style:family="paragraph">
      <loext:graphic-properties draw:fill="solid" draw:fill-color="#8bb1c5"/>
      <style:paragraph-properties fo:text-align="center"/>
      <style:text-properties fo:color="#8bb1c5" loext:opacity="100%" loext:color-lum-mod="100%" loext:color-lum-off="0%" style:font-name="Dubai Medium" fo:font-size="80pt" style:font-size-asian="60pt" style:font-size-complex="60pt"/>
    </style: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1.249cm" svg:height="2.23cm" svg:x="0.404cm" svg:y="0.108cm" svg:viewBox="0 0 1250 2231" svg:d="M0 0h584l112 2 98 7 44 6 40 6 37 7 34 9 31 10 28 11 27 12 25 13 23 14 21 15 19 16 17 17 16 18 14 19 12 20 12 20 10 22 9 23 8 23 6 25 5 27 5 30 7 70 4 84 2 98v195l-3 99-3 44-5 41-6 37-8 34-9 30-10 26-6 12-6 12-7 11-8 11-17 21-19 19-21 18-24 17-26 15-28 14-31 12-33 11-35 9-37 7-40 6-42 4-44 3h-46-156v899h-580zM580 382v567l43 2 19-1 18-2 16-3 7-2 8-2 6-3 7-3 6-3 5-3 5-4 5-4 5-5 4-4 3-6 4-6 3-6 3-7 3-8 3-9 4-19 3-22 3-24 1-27 1-30v-183l-1-27-1-25-3-23-4-19-5-18-3-8-3-7-4-6-4-6-4-5-4-5-5-4-5-4-6-4-7-3-7-3-8-3-17-5-20-3-22-3-25-2z">
            <text:p/>
          </draw:path>
          <draw:path draw:style-name="gr1" draw:text-style-name="P1" draw:layer="layout" svg:width="0.419cm" svg:height="1.451cm" svg:x="1.805cm" svg:y="0.887cm" svg:viewBox="0 0 420 1452" svg:d="M420 0v453h-420v-453zM420 998v454h-420v-454z">
            <text:p/>
          </draw:path>
          <draw:polygon draw:style-name="gr1" draw:text-style-name="P1" draw:layer="layout" svg:width="1.267cm" svg:height="2.23cm" svg:x="2.295cm" svg:y="0.108cm" svg:viewBox="0 0 1268 2231" draw:points="1268,0 1268,446 923,446 923,2231 343,2231 343,446 0,446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" style:font-family-generic="swiss" style:font-pitch="variable"/>
    <style:font-face style:name="Bahnschrift Condensed" svg:font-family="'Bahnschrift Condensed'" style:font-family-generic="swiss" style:font-pitch="variable"/>
    <style:font-face style:name="Bahnschrift SemiBold" svg:font-family="'Bahnschrift SemiBold'" style:font-family-generic="swiss" style:font-pitch="variable"/>
    <style:font-face style:name="Bauhaus 93" svg:font-family="'Bauhaus 93'" style:font-family-generic="decorative" style:font-pitch="variable"/>
    <style:font-face style:name="Berlin Sans FB" svg:font-family="'Berlin Sans FB'" style:font-family-generic="swiss" style:font-pitch="variable"/>
    <style:font-face style:name="Cascadia Code SemiBold" svg:font-family="'Cascadia Code SemiBold'" style:font-family-generic="modern" style:font-pitch="fixed"/>
    <style:font-face style:name="Cascadia Mono SemiBold" svg:font-family="'Cascadia Mono SemiBold'" style:font-family-generic="modern" style:font-pitch="fixed"/>
    <style:font-face style:name="Dubai Medium" svg:font-family="'Dubai Medium'" style:font-family-generic="swiss" style:font-pitch="variable"/>
    <style:font-face style:name="Eras Bold ITC" svg:font-family="'Eras Bold ITC'" style:font-family-generic="swiss" style:font-pitch="variable"/>
    <style:font-face style:name="Franklin Gothic Heavy" svg:font-family="'Franklin Gothic Heavy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 Black" svg:font-family="'Source Code Pro Black'" style:font-adornments="Regular" style:font-family-generic="modern" style:font-pitch="fixed"/>
    <style:font-face style:name="Source Sans Pro Black" svg:font-family="'Source Sans Pro Black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089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8T15:20:51.542000000</dc:date>
    <meta:editing-duration>PT10M17S</meta:editing-duration>
    <meta:editing-cycles>2</meta:editing-cycles>
    <meta:generator>LibreOffice/7.4.1.2$Windows_X86_64 LibreOffice_project/3c58a8f3a960df8bc8fd77b461821e42c061c5f0</meta:generator>
    <meta:document-statistic meta:object-count="4"/>
  </office:meta>
</office:document-meta>
</file>